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rsid="0028bb89" officeooo:paragraph-rsid="0028bb89"/>
    </style:style>
    <style:style style:name="P2" style:family="paragraph" style:parent-style-name="Standard">
      <style:text-properties officeooo:rsid="000e18b8" officeooo:paragraph-rsid="000e18b8"/>
    </style:style>
    <style:style style:name="P3" style:family="paragraph" style:parent-style-name="Standard">
      <style:text-properties officeooo:rsid="000c7d11" officeooo:paragraph-rsid="000e18b8"/>
    </style:style>
    <style:style style:name="P4" style:family="paragraph" style:parent-style-name="Standard">
      <style:text-properties officeooo:rsid="001226bb" officeooo:paragraph-rsid="001226bb"/>
    </style:style>
    <style:style style:name="P5" style:family="paragraph" style:parent-style-name="Standard">
      <style:text-properties officeooo:paragraph-rsid="000e18b8"/>
    </style:style>
    <style:style style:name="P6" style:family="paragraph" style:parent-style-name="Standard">
      <style:text-properties officeooo:rsid="000fffde" officeooo:paragraph-rsid="000fffde"/>
    </style:style>
    <style:style style:name="P7" style:family="paragraph" style:parent-style-name="Standard">
      <style:text-properties officeooo:rsid="001d3da9" officeooo:paragraph-rsid="001d3da9"/>
    </style:style>
    <style:style style:name="P8" style:family="paragraph" style:parent-style-name="Standard">
      <style:text-properties officeooo:rsid="00220851" officeooo:paragraph-rsid="00220851"/>
    </style:style>
    <style:style style:name="P9" style:family="paragraph" style:parent-style-name="Standard">
      <style:text-properties officeooo:rsid="0027049b" officeooo:paragraph-rsid="0027049b"/>
    </style:style>
    <style:style style:name="P10" style:family="paragraph" style:parent-style-name="Standard" style:list-style-name="L1">
      <style:text-properties officeooo:rsid="000e18b8" officeooo:paragraph-rsid="000e18b8"/>
    </style:style>
    <style:style style:name="P11" style:family="paragraph" style:parent-style-name="Standard" style:list-style-name="L1">
      <style:text-properties officeooo:rsid="0024e094" officeooo:paragraph-rsid="0024e094"/>
    </style:style>
    <style:style style:name="T1" style:family="text">
      <style:text-properties officeooo:rsid="000e18b8"/>
    </style:style>
    <style:style style:name="T2" style:family="text">
      <style:text-properties officeooo:rsid="002a86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{field:title}</text:p>
      <text:p text:style-name="Standard"/>
      <text:p text:style-name="P3">D<text:span text:style-name="T1">ata : </text:span></text:p>
      <text:list xml:id="list699134198" text:style-name="L1">
        <text:list-item>
          <text:p text:style-name="P10">Value A : {field:value_a}</text:p>
        </text:list-item>
        <text:list-item>
          <text:p text:style-name="P11">Value B : {field:value_b}</text:p>
        </text:list-item>
      </text:list>
      <text:p text:style-name="Standard"/>
      <text:p text:style-name="P8">[SEGMENT multiple_data]</text:p>
      <text:p text:style-name="Standard"/>
      <text:p text:style-name="P9">{field:name}</text:p>
      <text:p text:style-name="Standard"/>
      <text:p text:style-name="P4">[IF test_data]</text:p>
      <text:p text:style-name="P4">ok</text:p>
      <text:p text:style-name="P4">[/IF test_data]</text:p>
      <text:p text:style-name="P4"/>
      <text:p text:style-name="P8">[/SEGMENT multiple_data]</text:p>
      <text:p text:style-name="P5"/>
      <text:p text:style-name="Standard">{qrcode:url,size:150}</text:p>
      <text:p text:style-name="P2"/>
      <text:p text:style-name="P2">{image:image_url}</text:p>
      <text:p text:style-name="P5"/>
      <text:p text:style-name="P6">{date:test_date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bb89" officeooo:paragraph-rsid="0028bb8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est</text:p>
        <text:p text:style-name="MP1">&amp;é »’(§è !çà)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Kévin DUBUC</meta:initial-creator>
    <meta:creation-date>2018-03-21T15:50:14</meta:creation-date>
    <dc:date>2021-05-25T23:09:18.690489842</dc:date>
    <meta:editing-duration>PT9H5M42S</meta:editing-duration>
    <meta:editing-cycles>32</meta:editing-cycles>
    <meta:generator>LibreOffice/7.0.3.1$MacOSX_X86_64 LibreOffice_project/d7547858d014d4cf69878db179d326fc3483e082</meta:generator>
    <meta:document-statistic meta:table-count="0" meta:image-count="0" meta:object-count="0" meta:page-count="1" meta:paragraph-count="15" meta:word-count="30" meta:character-count="233" meta:non-whitespace-character-count="219"/>
  </office:meta>
</office:document-meta>
</file>